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Lucida Sans Unicode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/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$1]*[.C2]^4-[.$B$2]*[.C2]^3+[.$B$3]*[.C2]^2-[.$B$4]*[.C2]+[.$B$5]" office:value-type="float" office:value="21" calcext:value-type="float">
            <text:p>21</text:p>
          </table:table-cell>
          <table:table-cell table:formula="of:=[.$B$7]*[.C2]^4-[.$B$6]*[.C2]^3+[.$B$5]*[.C2]^2-[.$B$4]*[.C2]+[.$B$3]" office:value-type="float" office:value="27" calcext:value-type="float">
            <text:p>27</text:p>
          </table:table-cell>
          <table:table-cell/>
          <table:table-cell table:formula="of:=[.$B$1]*[.C2]^4-[.$B$2]*[.C2]^3+[.$B$3]*[.C2]^2-[.$B$3]*[.C2]+[.$B$5]" office:value-type="float" office:value="21" calcext:value-type="float">
            <text:p>21</text:p>
          </table:table-cell>
          <table:table-cell table:formula="of:=[.$B$7]*[.C2]^4-[.$B$6]*[.C2]^3+[.$B$5]*[.C2]^2-[.$B$3]*[.C2]+[.$B$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$B$1]*[.C3]^4-[.$B$2]*[.C3]^3+[.$B$3]*[.C3]^2-[.$B$4]*[.C3]+[.$B$5]" office:value-type="float" office:value="-22.7" calcext:value-type="float">
            <text:p>-22.7</text:p>
          </table:table-cell>
          <table:table-cell table:formula="of:=[.$B$7]*[.C3]^4-[.$B$6]*[.C3]^3+[.$B$5]*[.C3]^2-[.$B$4]*[.C3]+[.$B$3]" office:value-type="float" office:value="-26.2" calcext:value-type="float">
            <text:p>-26.2</text:p>
          </table:table-cell>
          <table:table-cell/>
          <table:table-cell table:formula="of:=[.$B$1]*[.C3]^4-[.$B$2]*[.C3]^3+[.$B$3]*[.C3]^2-[.$B$3]*[.C3]+[.$B$5]" office:value-type="float" office:value="20.3" calcext:value-type="float">
            <text:p>20.3</text:p>
          </table:table-cell>
          <table:table-cell table:formula="of:=[.$B$7]*[.C3]^4-[.$B$6]*[.C3]^3+[.$B$5]*[.C3]^2-[.$B$3]*[.C3]+[.$B$3]"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$B$1]*[.C4]^4-[.$B$2]*[.C4]^3+[.$B$3]*[.C4]^2-[.$B$4]*[.C4]+[.$B$5]" office:value-type="float" office:value="-14.2" calcext:value-type="float">
            <text:p>-14.2</text:p>
          </table:table-cell>
          <table:table-cell table:formula="of:=[.$B$7]*[.C4]^4-[.$B$6]*[.C4]^3+[.$B$5]*[.C4]^2-[.$B$4]*[.C4]+[.$B$3]" office:value-type="float" office:value="-56.2" calcext:value-type="float">
            <text:p>-56.2</text:p>
          </table:table-cell>
          <table:table-cell/>
          <table:table-cell table:formula="of:=[.$B$1]*[.C4]^4-[.$B$2]*[.C4]^3+[.$B$3]*[.C4]^2-[.$B$3]*[.C4]+[.$B$5]" office:value-type="float" office:value="71.8" calcext:value-type="float">
            <text:p>71.8</text:p>
          </table:table-cell>
          <table:table-cell table:formula="of:=[.$B$7]*[.C4]^4-[.$B$6]*[.C4]^3+[.$B$5]*[.C4]^2-[.$B$3]*[.C4]+[.$B$3]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$B$1]*[.C5]^4-[.$B$2]*[.C5]^3+[.$B$3]*[.C5]^2-[.$B$4]*[.C5]+[.$B$5]" office:value-type="float" office:value="51.3" calcext:value-type="float">
            <text:p>51.3</text:p>
          </table:table-cell>
          <table:table-cell table:formula="of:=[.$B$7]*[.C5]^4-[.$B$6]*[.C5]^3+[.$B$5]*[.C5]^2-[.$B$4]*[.C5]+[.$B$3]" office:value-type="float" office:value="-64.2" calcext:value-type="float">
            <text:p>-64.2</text:p>
          </table:table-cell>
          <table:table-cell/>
          <table:table-cell table:formula="of:=[.$B$1]*[.C5]^4-[.$B$2]*[.C5]^3+[.$B$3]*[.C5]^2-[.$B$3]*[.C5]+[.$B$5]" office:value-type="float" office:value="180.3" calcext:value-type="float">
            <text:p>180.3</text:p>
          </table:table-cell>
          <table:table-cell table:formula="of:=[.$B$7]*[.C5]^4-[.$B$6]*[.C5]^3+[.$B$5]*[.C5]^2-[.$B$3]*[.C5]+[.$B$3]" office:value-type="float" office:value="64.8" calcext:value-type="float">
            <text:p>64.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B$1]*[.C6]^4-[.$B$2]*[.C6]^3+[.$B$3]*[.C6]^2-[.$B$4]*[.C6]+[.$B$5]" office:value-type="float" office:value="185.8" calcext:value-type="float">
            <text:p>185.8</text:p>
          </table:table-cell>
          <table:table-cell table:formula="of:=[.$B$7]*[.C6]^4-[.$B$6]*[.C6]^3+[.$B$5]*[.C6]^2-[.$B$4]*[.C6]+[.$B$3]" office:value-type="float" office:value="-32.2" calcext:value-type="float">
            <text:p>-32.2</text:p>
          </table:table-cell>
          <table:table-cell/>
          <table:table-cell table:formula="of:=[.$B$1]*[.C6]^4-[.$B$2]*[.C6]^3+[.$B$3]*[.C6]^2-[.$B$3]*[.C6]+[.$B$5]" office:value-type="float" office:value="357.8" calcext:value-type="float">
            <text:p>357.8</text:p>
          </table:table-cell>
          <table:table-cell table:formula="of:=[.$B$7]*[.C6]^4-[.$B$6]*[.C6]^3+[.$B$5]*[.C6]^2-[.$B$3]*[.C6]+[.$B$3]"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formula="of:=[.$B$1]*[.C7]^4-[.$B$2]*[.C7]^3+[.$B$3]*[.C7]^2-[.$B$4]*[.C7]+[.$B$5]" office:value-type="float" office:value="408.5" calcext:value-type="float">
            <text:p>408.5</text:p>
          </table:table-cell>
          <table:table-cell table:formula="of:=[.$B$7]*[.C7]^4-[.$B$6]*[.C7]^3+[.$B$5]*[.C7]^2-[.$B$4]*[.C7]+[.$B$3]" office:value-type="float" office:value="77" calcext:value-type="float">
            <text:p>77</text:p>
          </table:table-cell>
          <table:table-cell/>
          <table:table-cell table:formula="of:=[.$B$1]*[.C7]^4-[.$B$2]*[.C7]^3+[.$B$3]*[.C7]^2-[.$B$3]*[.C7]+[.$B$5]" office:value-type="float" office:value="623.5" calcext:value-type="float">
            <text:p>623.5</text:p>
          </table:table-cell>
          <table:table-cell table:formula="of:=[.$B$7]*[.C7]^4-[.$B$6]*[.C7]^3+[.$B$5]*[.C7]^2-[.$B$3]*[.C7]+[.$B$3]" office:value-type="float" office:value="292" calcext:value-type="float">
            <text:p>29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B$1]*[.C8]^4-[.$B$2]*[.C8]^3+[.$B$3]*[.C8]^2-[.$B$4]*[.C8]+[.$B$5]" office:value-type="float" office:value="745.8" calcext:value-type="float">
            <text:p>745.8</text:p>
          </table:table-cell>
          <table:table-cell table:formula="of:=[.$B$7]*[.C8]^4-[.$B$6]*[.C8]^3+[.$B$5]*[.C8]^2-[.$B$4]*[.C8]+[.$B$3]" office:value-type="float" office:value="319.8" calcext:value-type="float">
            <text:p>319.8</text:p>
          </table:table-cell>
          <table:table-cell/>
          <table:table-cell table:formula="of:=[.$B$1]*[.C8]^4-[.$B$2]*[.C8]^3+[.$B$3]*[.C8]^2-[.$B$3]*[.C8]+[.$B$5]" office:value-type="float" office:value="1003.8" calcext:value-type="float">
            <text:p>1003.8</text:p>
          </table:table-cell>
          <table:table-cell table:formula="of:=[.$B$7]*[.C8]^4-[.$B$6]*[.C8]^3+[.$B$5]*[.C8]^2-[.$B$3]*[.C8]+[.$B$3]" office:value-type="float" office:value="577.8" calcext:value-type="float">
            <text:p>577.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B$1]*[.C9]^4-[.$B$2]*[.C9]^3+[.$B$3]*[.C9]^2-[.$B$4]*[.C9]+[.$B$5]" office:value-type="float" office:value="1231.3" calcext:value-type="float">
            <text:p>1231.3</text:p>
          </table:table-cell>
          <table:table-cell table:formula="of:=[.$B$7]*[.C9]^4-[.$B$6]*[.C9]^3+[.$B$5]*[.C9]^2-[.$B$4]*[.C9]+[.$B$3]" office:value-type="float" office:value="771.8" calcext:value-type="float">
            <text:p>771.8</text:p>
          </table:table-cell>
          <table:table-cell/>
          <table:table-cell table:formula="of:=[.$B$1]*[.C9]^4-[.$B$2]*[.C9]^3+[.$B$3]*[.C9]^2-[.$B$3]*[.C9]+[.$B$5]" office:value-type="float" office:value="1532.3" calcext:value-type="float">
            <text:p>1532.3</text:p>
          </table:table-cell>
          <table:table-cell table:formula="of:=[.$B$7]*[.C9]^4-[.$B$6]*[.C9]^3+[.$B$5]*[.C9]^2-[.$B$3]*[.C9]+[.$B$3]" office:value-type="float" office:value="1072.8" calcext:value-type="float">
            <text:p>1072.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B$1]*[.C10]^4-[.$B$2]*[.C10]^3+[.$B$3]*[.C10]^2-[.$B$4]*[.C10]+[.$B$5]" office:value-type="float" office:value="1905.8" calcext:value-type="float">
            <text:p>1905.8</text:p>
          </table:table-cell>
          <table:table-cell table:formula="of:=[.$B$7]*[.C10]^4-[.$B$6]*[.C10]^3+[.$B$5]*[.C10]^2-[.$B$4]*[.C10]+[.$B$3]" office:value-type="float" office:value="1527.8" calcext:value-type="float">
            <text:p>1527.8</text:p>
          </table:table-cell>
          <table:table-cell/>
          <table:table-cell table:formula="of:=[.$B$1]*[.C10]^4-[.$B$2]*[.C10]^3+[.$B$3]*[.C10]^2-[.$B$3]*[.C10]+[.$B$5]" office:value-type="float" office:value="2249.8" calcext:value-type="float">
            <text:p>2249.8</text:p>
          </table:table-cell>
          <table:table-cell table:formula="of:=[.$B$7]*[.C10]^4-[.$B$6]*[.C10]^3+[.$B$5]*[.C10]^2-[.$B$3]*[.C10]+[.$B$3]" office:value-type="float" office:value="1871.8" calcext:value-type="float">
            <text:p>1871.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B$1]*[.C11]^4-[.$B$2]*[.C11]^3+[.$B$3]*[.C11]^2-[.$B$4]*[.C11]+[.$B$5]" office:value-type="float" office:value="2817.3" calcext:value-type="float">
            <text:p>2817.3</text:p>
          </table:table-cell>
          <table:table-cell table:formula="of:=[.$B$7]*[.C11]^4-[.$B$6]*[.C11]^3+[.$B$5]*[.C11]^2-[.$B$4]*[.C11]+[.$B$3]" office:value-type="float" office:value="2701.8" calcext:value-type="float">
            <text:p>2701.8</text:p>
          </table:table-cell>
          <table:table-cell/>
          <table:table-cell table:formula="of:=[.$B$1]*[.C11]^4-[.$B$2]*[.C11]^3+[.$B$3]*[.C11]^2-[.$B$3]*[.C11]+[.$B$5]" office:value-type="float" office:value="3204.3" calcext:value-type="float">
            <text:p>3204.3</text:p>
          </table:table-cell>
          <table:table-cell table:formula="of:=[.$B$7]*[.C11]^4-[.$B$6]*[.C11]^3+[.$B$5]*[.C11]^2-[.$B$3]*[.C11]+[.$B$3]" office:value-type="float" office:value="3088.8" calcext:value-type="float">
            <text:p>3088.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1]*[.C12]^4-[.$B$2]*[.C12]^3+[.$B$3]*[.C12]^2-[.$B$4]*[.C12]+[.$B$5]" office:value-type="float" office:value="4021" calcext:value-type="float">
            <text:p>4021</text:p>
          </table:table-cell>
          <table:table-cell table:formula="of:=[.$B$7]*[.C12]^4-[.$B$6]*[.C12]^3+[.$B$5]*[.C12]^2-[.$B$4]*[.C12]+[.$B$3]" office:value-type="float" office:value="4427" calcext:value-type="float">
            <text:p>4427</text:p>
          </table:table-cell>
          <table:table-cell/>
          <table:table-cell table:formula="of:=[.$B$1]*[.C12]^4-[.$B$2]*[.C12]^3+[.$B$3]*[.C12]^2-[.$B$3]*[.C12]+[.$B$5]" office:value-type="float" office:value="4451" calcext:value-type="float">
            <text:p>4451</text:p>
          </table:table-cell>
          <table:table-cell table:formula="of:=[.$B$7]*[.C12]^4-[.$B$6]*[.C12]^3+[.$B$5]*[.C12]^2-[.$B$3]*[.C12]+[.$B$3]" office:value-type="float" office:value="4857" calcext:value-type="float">
            <text:p>4857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“Wild Type”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“Mutant” - set d=c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BNG is apparently incapable of this, so change to “set d=27”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59:45.254113745</meta:creation-date>
    <dc:date>2018-03-21T16:54:43.066515203</dc:date>
    <meta:editing-duration>PT44M57S</meta:editing-duration>
    <meta:editing-cycles>3</meta:editing-cycles>
    <meta:generator>LibreOffice/5.3.4.2$Linux_X86_64 LibreOffice_project/f82d347ccc0be322489bf7da61d7e4ad13fe2ff3</meta:generator>
    <meta:document-statistic meta:table-count="1" meta:cell-count="77" meta:object-count="0"/>
  </office:meta>
</office:document-meta>
</file>